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1">
          <table:table-cell/>
          <table:table-cell office:value-type="string">
            <text:p>langue</text:p>
          </table:table-cell>
          <table:table-cell office:value-type="string">
            <text:p>duel</text:p>
          </table:table-cell>
          <table:table-cell office:value-type="string">
            <text:p>refl</text:p>
          </table:table-cell>
          <table:table-cell office:value-type="string">
            <text:p>s causative</text:p>
          </table:table-cell>
          <table:table-cell office:value-type="string">
            <text:p>s conjugation</text:p>
          </table:table-cell>
        </table:table-row>
        <table:table-row table:style-name="ro1">
          <table:table-cell office:value-type="string">
            <text:p>hayu</text:p>
          </table:table-cell>
          <table:table-cell table:number-columns-repeated="5"/>
        </table:table-row>
        <table:table-row table:style-name="ro1">
          <table:table-cell office:value-type="string">
            <text:p>W</text:p>
          </table:table-cell>
          <table:table-cell office:value-type="string">
            <text:p>Thulung</text:p>
          </table:table-cell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office:value-type="string">
            <text:p>Bahing</text:p>
          </table:table-cell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office:value-type="string">
            <text:p>Sunwar</text:p>
          </table:table-cell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office:value-type="string">
            <text:p>Wambule</text:p>
          </table:table-cell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office:value-type="string">
            <text:p>Jero</text:p>
          </table:table-cell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office:value-type="string">
            <text:p>Kulung</text:p>
          </table:table-cell>
          <table:table-cell table:number-columns-repeated="4"/>
        </table:table-row>
        <table:table-row table:style-name="ro1">
          <table:table-cell office:value-type="string">
            <text:p>W</text:p>
          </table:table-cell>
          <table:table-cell office:value-type="string">
            <text:p>Sampang</text:p>
          </table:table-cell>
          <table:table-cell table:number-columns-repeated="4"/>
        </table:table-row>
        <table:table-row table:style-name="ro1">
          <table:table-cell office:value-type="string">
            <text:p>NW</text:p>
          </table:table-cell>
          <table:table-cell office:value-type="string">
            <text:p>Khaling</text:p>
          </table:table-cell>
          <table:table-cell office:value-type="string">
            <text:p>-i</text:p>
          </table:table-cell>
          <table:table-cell office:value-type="string">
            <text:p>-Nsi</text:p>
          </table:table-cell>
          <table:table-cell table:number-columns-repeated="2" office:value-type="string">
            <text:p>N</text:p>
          </table:table-cell>
        </table:table-row>
        <table:table-row table:style-name="ro1">
          <table:table-cell office:value-type="string">
            <text:p>NW</text:p>
          </table:table-cell>
          <table:table-cell office:value-type="string">
            <text:p>Dumi</text:p>
          </table:table-cell>
          <table:table-cell table:number-columns-repeated="2"/>
          <table:table-cell table:number-columns-repeated="2" office:value-type="string">
            <text:p>N</text:p>
          </table:table-cell>
        </table:table-row>
        <table:table-row table:style-name="ro1">
          <table:table-cell office:value-type="string">
            <text:p>NW</text:p>
          </table:table-cell>
          <table:table-cell office:value-type="string">
            <text:p>Koyi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O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Chamling</text:p>
          </table:table-cell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office:value-type="string">
            <text:p>Bantawa</text:p>
          </table:table-cell>
          <table:table-cell table:number-columns-repeated="4"/>
        </table:table-row>
        <table:table-row table:style-name="ro1">
          <table:table-cell office:value-type="string">
            <text:p>S</text:p>
          </table:table-cell>
          <table:table-cell office:value-type="string">
            <text:p>Puma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office:value-type="string">
            <text:p>Chintang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office:value-type="string">
            <text:p>Yakkha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office:value-type="string">
            <text:p>Belhare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office:value-type="string">
            <text:p>Yamphu</text:p>
          </table:table-cell>
          <table:table-cell table:number-columns-repeated="4"/>
        </table:table-row>
        <table:table-row table:style-name="ro1">
          <table:table-cell office:value-type="string">
            <text:p>E</text:p>
          </table:table-cell>
          <table:table-cell office:value-type="string">
            <text:p>Limbu</text:p>
          </table:table-cell>
          <table:table-cell office:value-type="string">
            <text:p>-si</text:p>
          </table:table-cell>
          <table:table-cell office:value-type="string">
            <text:p>-Nsi(ŋ), -s</text:p>
          </table:table-cell>
          <table:table-cell table:number-columns-repeated="2" office:value-type="string">
            <text:p>O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13/04/2016</text:date>, <text:time>17:5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13T17:46:44.17</meta:creation-date>
    <dc:date>2016-04-13T17:50:49.16</dc:date>
    <meta:editing-duration>PT00H04M03S</meta:editing-duration>
    <meta:editing-cycles>3</meta:editing-cycles>
    <meta:generator>OpenOffice.org/3.0$Win32 OpenOffice.org_project/300m15$Build-9379</meta:generator>
    <meta:document-statistic meta:table-count="3" meta:cell-count="54" meta:object-count="0"/>
  </office:meta>
</office:document-meta>
</file>